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README.m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6:18:22.577099426</meta:creation-date>
    <meta:generator>LibreOffice/6.4.7.2$Linux_X86_64 LibreOffice_project/40$Build-2</meta:generator>
    <dc:date>2021-12-01T16:20:37.467468145</dc:date>
    <meta:editing-duration>PT2M1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